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style:font-name="Arial" officeooo:rsid="0015b140" officeooo:paragraph-rsid="0015b140"/>
    </style:style>
    <style:style style:name="P2" style:family="paragraph" style:parent-style-name="Standard">
      <style:text-properties style:font-name="Arial" officeooo:rsid="001d22f4" officeooo:paragraph-rsid="001d22f4"/>
    </style:style>
    <style:style style:name="P3" style:family="paragraph" style:parent-style-name="Standard">
      <style:text-properties style:font-name="Arial" officeooo:rsid="00203bce" officeooo:paragraph-rsid="00203bce"/>
    </style:style>
    <style:style style:name="T1" style:family="text">
      <style:text-properties officeooo:rsid="0015d3c5"/>
    </style:style>
    <style:style style:name="T2" style:family="text">
      <style:text-properties officeooo:rsid="0017a11b"/>
    </style:style>
    <style:style style:name="T3" style:family="text">
      <style:text-properties officeooo:rsid="0018fb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ux Deb install<text:tab/>(wenn man ned weis was ma macht einf enter)</text:p>
      <text:p text:style-name="P1"/>
      <text:p text:style-name="P1">Start → advanced install → expert install → language (english) → location (other→europe→austria) → german keyboard auswählen (space als auswahl nutzen) → <text:s text:c="4"/>de-AT → german → optical laufwerk → continue → enter → enter → warten → enter → enter → yes enter → enter → name immer bedacht machen → domain LÖSCHEN → login as root → pw aussuchen → <text:span text:style-name="T1">normal acc yes → enter(3x) → disk dings → manuel → auswählen diese festplatte → yes → gpt → </text:span><text:span text:style-name="T2">enter → mb!!! → efi ka → swap partition → setting up → new part alles → enter → enter → warten → enter unten → nein → yes → http → austria → kein proxi → no → no → yes → yes → warten → weiter → enter → </text:span><text:span text:style-name="T3">security updates ja → warten → yes → warten → nix grafisches | standard system ka → warten → yes → yes → warten → no → warten → enter finish → warten → yes → continue → pw eingeben und so → ka fertig oderso→ boom ;;;</text:span></text:p>
      <text:p text:style-name="P1"/>
      <text:p text:style-name="P2">mount /dev/cdrom /media/cdrom</text:p>
      <text:p text:style-name="P2"/>
      <text:p text:style-name="P2">cd /media/cdrom</text:p>
      <text:p text:style-name="P2"/>
      <text:p text:style-name="P2">ls -l </text:p>
      <text:p text:style-name="P2"/>
      <text:p text:style-name="P2">./VboxLinuxAdditions.run</text:p>
      <text:p text:style-name="P2"/>
      <text:p text:style-name="P3">apt install &lt;ssh-server&gt;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9T09:11:25.718932053</meta:creation-date>
    <dc:date>2025-09-19T16:30:28.319064523</dc:date>
    <meta:editing-duration>PT48M18S</meta:editing-duration>
    <meta:editing-cycles>6</meta:editing-cycles>
    <meta:generator>LibreOffice/25.2.3.2$Linux_X86_64 LibreOffice_project/520$Build-2</meta:generator>
    <meta:document-statistic meta:table-count="0" meta:image-count="0" meta:object-count="0" meta:page-count="1" meta:paragraph-count="7" meta:word-count="202" meta:character-count="1011" meta:non-whitespace-character-count="811"/>
  </office:meta>
</office:document-meta>
</file>